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06b" officeooo:paragraph-rsid="001fc06b"/>
    </style:style>
    <style:style style:name="P2" style:family="paragraph" style:parent-style-name="Standard">
      <style:text-properties fo:font-size="16pt" fo:font-weight="bold" officeooo:rsid="001fc06b" officeooo:paragraph-rsid="001fc06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 1:</text:p>
      <text:p text:style-name="P1">Enter the value of n = </text:p>
      <text:p text:style-name="P1">10</text:p>
      <text:p text:style-name="P1">Time taken by normal fibonacci function in nanoseconds <text:s text:c="3"/>= 2051254</text:p>
      <text:p text:style-name="P1">Time taken by memoized fibonacci function in nanoseconds <text:s/>= 1371721</text:p>
      <text:p text:style-name="P1">Time taken by tabulated fibonacci function in nanoseconds = 847385</text:p>
      <text:p text:style-name="P1"/>
      <text:p text:style-name="P2">Run 2:</text:p>
      <text:p text:style-name="P1">Enter the value of n = </text:p>
      <text:p text:style-name="P1">20</text:p>
      <text:p text:style-name="P1">Time taken by normal fibonacci function in nanoseconds <text:s text:c="3"/>= 2507894</text:p>
      <text:p text:style-name="P1">Time taken by memoized fibonacci function in nanoseconds <text:s/>= 1045852</text:p>
      <text:p text:style-name="P1">Time taken by tabulated fibonacci function in nanoseconds = 751782</text:p>
      <text:p text:style-name="P1"/>
      <text:p text:style-name="P2">Run 3:</text:p>
      <text:p text:style-name="P1">Enter the value of n = </text:p>
      <text:p text:style-name="P1">30</text:p>
      <text:p text:style-name="P1">Time taken by normal fibonacci function in nanoseconds <text:s text:c="3"/>= 26769069</text:p>
      <text:p text:style-name="P1">Time taken by memoized fibonacci function in nanoseconds <text:s/>= 1031196</text:p>
      <text:p text:style-name="P1">Time taken by tabulated fibonacci function in nanoseconds = 770713</text:p>
      <text:p text:style-name="P1"/>
      <text:p text:style-name="P2">Run 4:</text:p>
      <text:p text:style-name="P1">Enter the value of n = </text:p>
      <text:p text:style-name="P1">40</text:p>
      <text:p text:style-name="P1">Time taken by normal fibonacci function in nanoseconds <text:s text:c="3"/>= 2392357525</text:p>
      <text:p text:style-name="P1">Time taken by memoized fibonacci function in nanoseconds <text:s/>= 802860</text:p>
      <text:p text:style-name="P1">Time taken by tabulated fibonacci function in nanoseconds = 6136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27:34.209179606</meta:creation-date>
    <dc:date>2017-10-30T17:29:23.570759239</dc:date>
    <meta:editing-duration>PT1M50S</meta:editing-duration>
    <meta:editing-cycles>1</meta:editing-cycles>
    <meta:document-statistic meta:table-count="0" meta:image-count="0" meta:object-count="0" meta:page-count="1" meta:paragraph-count="24" meta:word-count="156" meta:character-count="927" meta:non-whitespace-character-count="775"/>
    <meta:generator>LibreOffice/5.1.6.2$Linux_X86_64 LibreOffice_project/10m0$Build-2</meta:generator>
  </office:meta>
</office:document-meta>
</file>